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154.86pt"/>
    </style:style>
    <style:style style:name="co3" style:family="table-column">
      <style:table-column-properties fo:break-before="auto" style:column-width="2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7.34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57.6pt"/>
    </style:style>
    <style:style style:name="co9" style:family="table-column">
      <style:table-column-properties fo:break-before="auto" style:column-width="160.55pt"/>
    </style:style>
    <style:style style:name="co10" style:family="table-column">
      <style:table-column-properties fo:break-before="auto" style:column-width="186.29pt"/>
    </style:style>
    <style:style style:name="co11" style:family="table-column">
      <style:table-column-properties fo:break-before="auto" style:column-width="63.16pt"/>
    </style:style>
    <style:style style:name="co12" style:family="table-column">
      <style:table-column-properties fo:break-before="auto" style:column-width="25.71pt"/>
    </style:style>
    <style:style style:name="co13" style:family="table-column">
      <style:table-column-properties fo:break-before="auto" style:column-width="227.45pt"/>
    </style:style>
    <style:style style:name="co14" style:family="table-column">
      <style:table-column-properties fo:break-before="auto" style:column-width="16.44pt"/>
    </style:style>
    <style:style style:name="co15" style:family="table-column">
      <style:table-column-properties fo:break-before="auto" style:column-width="178.24pt"/>
    </style:style>
    <style:style style:name="co16" style:family="table-column">
      <style:table-column-properties fo:break-before="auto" style:column-width="24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6pt" fo:break-before="auto" style:use-optimal-row-height="false"/>
    </style:style>
    <style:style style:name="ro3" style:family="table-row">
      <style:table-row-properties style:row-height="29.31pt" fo:break-before="auto" style:use-optimal-row-height="false"/>
    </style:style>
    <style:style style:name="ro4" style:family="table-row">
      <style:table-row-properties style:row-height="30.81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22.05pt" fo:break-before="auto" style:use-optimal-row-height="true"/>
    </style:style>
    <style:style style:name="ro8" style:family="table-row">
      <style:table-row-properties style:row-height="41.5pt" fo:break-before="auto" style:use-optimal-row-height="true"/>
    </style:style>
    <style:style style:name="ro9" style:family="table-row">
      <style:table-row-properties style:row-height="17.89pt" fo:break-before="auto" style:use-optimal-row-height="true"/>
    </style:style>
    <style:style style:name="ro10" style:family="table-row">
      <style:table-row-properties style:row-height="33.96pt" fo:break-before="auto" style:use-optimal-row-height="true"/>
    </style:style>
    <style:style style:name="ro11" style:family="table-row">
      <style:table-row-properties style:row-height="50pt" fo:break-before="auto" style:use-optimal-row-height="true"/>
    </style:style>
    <style:style style:name="ro12" style:family="table-row">
      <style:table-row-properties style:row-height="65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padding-bottom="0.99pt" fo:padding-left="4.99pt" fo:padding-right="0.99pt" fo:padding-top="0.99pt" fo:border-right="none" fo:border-top="none"/>
      <style:paragraph-properties fo:text-align="start" fo:margin-left="0pt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padding-bottom="0.99pt" fo:padding-left="4.99pt" fo:padding-right="0.99pt" fo:padding-top="0.99pt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le du destin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7" table:default-cell-style-name="ce3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99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11">
            <text:p>Chances</text:p>
          </table:table-cell>
          <table:table-cell table:style-name="ce4" office:value-type="string" calcext:value-type="string">
            <text:p>Impossible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20" calcext:value-type="float">
            <text:p>-20</text:p>
          </table:table-cell>
          <table:table-cell table:style-name="ce13" office:value-type="float" office:value="77" calcext:value-type="float">
            <text:p>77</text:p>
          </table:table-cell>
          <table:table-cell table:style-name="ce17" table:number-columns-repeated="3"/>
          <table:table-cell table:formula="of:=&quot;{ &quot; &amp; TEXT([.C3];&quot;###&quot;) &amp; &quot;, &quot; &amp; TEXT([.D3];&quot;###&quot;) &amp; &quot;, &quot; &amp; TEXT([.E3];&quot;###&quot;) &amp; &quot; },&quot;" office:value-type="string" office:string-value="{ 10, 50, 91 }," calcext:value-type="string">
            <text:p>{ 10, 50, 91 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Presque impossible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17" table:number-columns-repeated="3"/>
          <table:table-cell table:formula="of:=&quot;{ &quot; &amp; TEXT([.C4];&quot;###&quot;) &amp; &quot;, &quot; &amp; TEXT([.D4];&quot;###&quot;) &amp; &quot;, &quot; &amp; TEXT([.E4];&quot;###&quot;) &amp; &quot; },&quot;" office:value-type="string" office:string-value="{ 15, 75, 96 }," calcext:value-type="string">
            <text:p>{ 15, 75, 96 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Très peu probable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3"/>
          <table:table-cell table:formula="of:=&quot;{ &quot; &amp; TEXT([.C5];&quot;###&quot;) &amp; &quot;, &quot; &amp; TEXT([.D5];&quot;###&quot;) &amp; &quot;, &quot; &amp; TEXT([.E5];&quot;###&quot;) &amp; &quot; },&quot;" office:value-type="string" office:string-value="{ 16, 85, 97 }," calcext:value-type="string">
            <text:p>{ 16, 85, 97 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Peu probable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5" calcext:value-type="float">
            <text:p>15</text:p>
          </table:table-cell>
          <table:table-cell table:style-name="ce15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3"/>
          <table:table-cell table:formula="of:=&quot;{ &quot; &amp; TEXT([.C6];&quot;###&quot;) &amp; &quot;, &quot; &amp; TEXT([.D6];&quot;###&quot;) &amp; &quot;, &quot; &amp; TEXT([.E6];&quot;###&quot;) &amp; &quot; },&quot;" office:value-type="string" office:string-value="{ 18, 90, 99 }," calcext:value-type="string">
            <text:p>{ 18, 90, 99 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5" office:value-type="string" calcext:value-type="string">
            <text:p>50/5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7" table:number-columns-repeated="3"/>
          <table:table-cell table:formula="of:=&quot;{ &quot; &amp; TEXT([.C7];&quot;###&quot;) &amp; &quot;, &quot; &amp; TEXT([.D7];&quot;###&quot;) &amp; &quot;, &quot; &amp; TEXT([.E7];&quot;###&quot;) &amp; &quot; },&quot;" office:value-type="string" office:string-value="{ 19, 95, 100 }," calcext:value-type="string">
            <text:p>{ 19, 95, 100 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A peine probable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5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17" table:number-columns-repeated="3"/>
          <table:table-cell table:formula="of:=&quot;{ &quot; &amp; TEXT([.C8];&quot;###&quot;) &amp; &quot;, &quot; &amp; TEXT([.D8];&quot;###&quot;) &amp; &quot;, &quot; &amp; TEXT([.E8];&quot;###&quot;) &amp; &quot; },&quot;" office:value-type="string" office:string-value="{ 19, 95, 100 }," calcext:value-type="string">
            <text:p>{ 19, 95, 100 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Probable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5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17" table:number-columns-repeated="3"/>
          <table:table-cell table:formula="of:=&quot;{ &quot; &amp; TEXT([.C9];&quot;###&quot;) &amp; &quot;, &quot; &amp; TEXT([.D9];&quot;###&quot;) &amp; &quot;, &quot; &amp; TEXT([.E9];&quot;###&quot;) &amp; &quot; },&quot;" office:value-type="string" office:string-value="{ 20, 100,  }," calcext:value-type="string">
            <text:p>{ 20, 100, <text:s/>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Très probable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17" table:number-columns-repeated="3"/>
          <table:table-cell table:formula="of:=&quot;{ &quot; &amp; TEXT([.C10];&quot;###&quot;) &amp; &quot;, &quot; &amp; TEXT([.D10];&quot;###&quot;) &amp; &quot;, &quot; &amp; TEXT([.E10];&quot;###&quot;) &amp; &quot; },&quot;" office:value-type="string" office:string-value="{ 21, 105,  }," calcext:value-type="string">
            <text:p>{ 21, 105, <text:s/>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Presque sûr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115" calcext:value-type="float">
            <text:p>11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5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5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17" table:number-columns-repeated="3"/>
          <table:table-cell table:formula="of:=&quot;{ &quot; &amp; TEXT([.C11];&quot;###&quot;) &amp; &quot;, &quot; &amp; TEXT([.D11];&quot;###&quot;) &amp; &quot;, &quot; &amp; TEXT([.E11];&quot;###&quot;) &amp; &quot; },&quot;" office:value-type="string" office:string-value="{ 23, 115,  }," calcext:value-type="string">
            <text:p>{ 23, 115, <text:s/>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Sûr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float" office:value="125" calcext:value-type="float">
            <text:p>12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15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17" table:number-columns-repeated="3"/>
          <table:table-cell table:formula="of:=&quot;{ &quot; &amp; TEXT([.C12];&quot;###&quot;) &amp; &quot;, &quot; &amp; TEXT([.D12];&quot;###&quot;) &amp; &quot;, &quot; &amp; TEXT([.E12];&quot;###&quot;) &amp; &quot; },&quot;" office:value-type="string" office:string-value="{ 25, 125,  }," calcext:value-type="string">
            <text:p>{ 25, 125, <text:s/>},</text:p>
          </table:table-cell>
          <table:table-cell table:number-columns-repeated="4"/>
          <table:table-cell table:style-name="ce17" table:number-columns-repeated="987"/>
        </table:table-row>
        <table:table-row table:style-name="ro2">
          <table:covered-table-cell table:style-name="ce2"/>
          <table:table-cell table:style-name="ce4" office:value-type="string" calcext:value-type="string">
            <text:p>Certain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float" office:value="145" calcext:value-type="float">
            <text:p>14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5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17" table:number-columns-repeated="3"/>
          <table:table-cell table:formula="of:=&quot;{ &quot; &amp; TEXT([.C13];&quot;###&quot;) &amp; &quot;, &quot; &amp; TEXT([.D13];&quot;###&quot;) &amp; &quot;, &quot; &amp; TEXT([.E13];&quot;###&quot;) &amp; &quot; },&quot;" office:value-type="string" office:string-value="{ 26, 145,  }," calcext:value-type="string">
            <text:p>{ 26, 145, <text:s/>},</text:p>
          </table:table-cell>
          <table:table-cell table:number-columns-repeated="4"/>
          <table:table-cell table:style-name="ce17" table:number-columns-repeated="987"/>
        </table:table-row>
        <table:table-row table:style-name="ro3">
          <table:table-cell table:number-columns-repeated="2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1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6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number-columns-repeated="995"/>
        </table:table-row>
        <table:table-row table:style-name="ro4">
          <table:table-cell table:number-columns-repeated="2"/>
          <table:table-cell table:style-name="ce58" office:value-type="string" calcext:value-type="string" table:number-columns-spanned="27" table:number-rows-spanned="1">
            <text:p>Niveau de Chaos</text:p>
          </table:table-cell>
          <table:covered-table-cell table:number-columns-repeated="8" table:style-name="ce12"/>
          <table:covered-table-cell table:style-name="ce58"/>
          <table:covered-table-cell table:number-columns-repeated="8" table:style-name="ce12"/>
          <table:covered-table-cell table:style-name="ce58"/>
          <table:covered-table-cell table:number-columns-repeated="8" table:style-name="ce12"/>
          <table:table-cell table:number-columns-repeated="99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des types d'événement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8"/>
        <table:table-column table:style-name="co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row table:style-name="ro5">
          <table:table-cell/>
          <table:table-cell table:style-name="ce18"/>
          <table:table-cell table:style-name="ce22"/>
          <table:table-cell table:style-name="ce18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6">
          <table:table-cell/>
          <table:table-cell table:style-name="ce19"/>
          <table:table-cell table:style-name="ce23"/>
          <table:table-cell table:style-name="ce29" table:number-columns-repeated="4"/>
          <table:table-cell table:style-name="ce42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20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7">
          <table:table-cell/>
          <table:table-cell table:style-name="ce20"/>
          <table:table-cell table:style-name="ce25"/>
          <table:table-cell table:style-name="ce28"/>
          <table:table-cell table:style-name="ce35" office:value-type="string" calcext:value-type="string">
            <text:p>Table des types d’événements</text:p>
          </table:table-cell>
          <table:table-cell/>
          <table:table-cell table:style-name="ce39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28"/>
          <table:table-cell table:number-columns-repeated="2"/>
          <table:table-cell table:style-name="ce39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1-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distant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-28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ction PNJ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29-3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Introduire un nouveau PNJ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36-4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vancer dans un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46-5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Changer d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3-5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Fermer un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6-6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néga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68-7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posi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76-83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ambigu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4-9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posi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93-100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néga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21"/>
          <table:table-cell table:style-name="ce27"/>
          <table:table-cell table:style-name="ce33" table:number-columns-repeated="4"/>
          <table:table-cell table:style-name="ce44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18"/>
          <table:table-cell table:style-name="ce22"/>
          <table:table-cell table:style-name="ce18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9"/>
          <table:table-cell table:style-name="ce23"/>
          <table:table-cell table:style-name="ce29" table:number-columns-repeated="3"/>
          <table:table-cell table:style-name="ce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4"/>
          <table:table-cell table:style-name="ce30"/>
          <table:table-cell table:style-name="ce34"/>
          <table:table-cell table:style-name="ce38"/>
          <table:table-cell table:style-name="ce43"/>
        </table:table-row>
        <table:table-row table:style-name="ro8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28"/>
          <table:table-cell table:style-name="ce35" office:value-type="string" calcext:value-type="string">
            <text:p>Table des types</text:p>
            <text:p>d’événements</text:p>
          </table:table-cell>
          <table:table-cell table:style-name="ce39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28"/>
          <table:table-cell/>
          <table:table-cell table:style-name="ce39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1-7</text:p>
          </table:table-cell>
          <table:table-cell table:style-name="ce37" office:value-type="string" calcext:value-type="string">
            <text:p>Evénement distant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8-28</text:p>
          </table:table-cell>
          <table:table-cell table:style-name="ce37" office:value-type="string" calcext:value-type="string">
            <text:p>Action PNJ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29-35</text:p>
          </table:table-cell>
          <table:table-cell table:style-name="ce37" office:value-type="string" calcext:value-type="string">
            <text:p>Introduire un nouveau PNJ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36-45</text:p>
          </table:table-cell>
          <table:table-cell table:style-name="ce37" office:value-type="string" calcext:value-type="string">
            <text:p>Avancer dans un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46-52</text:p>
          </table:table-cell>
          <table:table-cell table:style-name="ce37" office:value-type="string" calcext:value-type="string">
            <text:p>Changer d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53-55</text:p>
          </table:table-cell>
          <table:table-cell table:style-name="ce37" office:value-type="string" calcext:value-type="string">
            <text:p>Fermer un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56-67</text:p>
          </table:table-cell>
          <table:table-cell table:style-name="ce37" office:value-type="string" calcext:value-type="string">
            <text:p>PJ néga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68-75</text:p>
          </table:table-cell>
          <table:table-cell table:style-name="ce37" office:value-type="string" calcext:value-type="string">
            <text:p>PJ posi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76-83</text:p>
          </table:table-cell>
          <table:table-cell table:style-name="ce37" office:value-type="string" calcext:value-type="string">
            <text:p>Evénement ambigu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84-92</text:p>
          </table:table-cell>
          <table:table-cell table:style-name="ce37" office:value-type="string" calcext:value-type="string">
            <text:p>PNJ positif</text:p>
          </table:table-cell>
          <table:table-cell table:style-name="ce40"/>
          <table:table-cell table:style-name="ce43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93-100</text:p>
          </table:table-cell>
          <table:table-cell table:style-name="ce37" office:value-type="string" calcext:value-type="string">
            <text:p>PNJ néga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6"/>
          <table:table-cell table:style-name="ce32"/>
          <table:table-cell table:style-name="ce36"/>
          <table:table-cell table:style-name="ce41"/>
          <table:table-cell table:style-name="ce43"/>
        </table:table-row>
        <table:table-row table:style-name="ro5">
          <table:table-cell table:number-columns-repeated="9"/>
          <table:table-cell table:style-name="ce21"/>
          <table:table-cell table:style-name="ce27"/>
          <table:table-cell table:style-name="ce33" table:number-columns-repeated="3"/>
          <table:table-cell table:style-name="ce44"/>
        </table:table-row>
        <table:table-row table:style-name="ro5" table:number-rows-repeated="1048539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Synopsis des événéments aléatoires" table:style-name="ta1">
        <table:table-column table:style-name="co4" table:number-columns-repeated="2" table:default-cell-style-name="Default"/>
        <table:table-column table:style-name="co6" table:default-cell-style-name="ce20"/>
        <table:table-column table:style-name="co7" table:default-cell-style-name="ce25"/>
        <table:table-column table:style-name="co12" table:default-cell-style-name="Default"/>
        <table:table-column table:style-name="co12" table:default-cell-style-name="ce28"/>
        <table:table-column table:style-name="co13" table:default-cell-style-name="ce48"/>
        <table:table-column table:style-name="co14" table:default-cell-style-name="ce40"/>
        <table:table-column table:style-name="co6" table:default-cell-style-name="ce43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3"/>
          <table:table-cell table:style-name="ce29" table:number-columns-repeated="4"/>
          <table:table-cell table:style-name="ce42"/>
        </table:table-row>
        <table:table-row table:style-name="ro5">
          <table:table-cell table:number-columns-repeated="3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/>
        </table:table-row>
        <table:table-row table:style-name="ro8">
          <table:table-cell table:number-columns-repeated="4"/>
          <table:table-cell table:style-name="ce28"/>
          <table:table-cell table:style-name="ce35" office:value-type="string" calcext:value-type="string">
            <text:p>Synopsis de résolution</text:p>
            <text:p>des événements aléatoires</text:p>
          </table:table-cell>
          <table:table-cell table:style-name="Default"/>
          <table:table-cell table:style-name="ce39"/>
          <table:table-cell/>
        </table:table-row>
        <table:table-row table:style-name="ro5">
          <table:table-cell table:number-columns-repeated="4"/>
          <table:table-cell table:style-name="ce28"/>
          <table:table-cell table:style-name="Default" table:number-columns-repeated="2"/>
          <table:table-cell table:style-name="ce39"/>
          <table:table-cell/>
        </table:table-row>
        <table:table-row table:style-name="ro9">
          <table:table-cell table:number-columns-repeated="4"/>
          <table:table-cell table:style-name="ce45" office:value-type="string" calcext:value-type="string">
            <text:p>1)</text:p>
          </table:table-cell>
          <table:table-cell/>
          <table:table-cell office:value-type="string" calcext:value-type="string">
            <text:p>Déterminer le type d’événement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31"/>
          <table:table-cell table:number-columns-repeated="4"/>
        </table:table-row>
        <table:table-row table:style-name="ro10">
          <table:table-cell table:number-columns-repeated="4"/>
          <table:table-cell table:style-name="ce46" office:value-type="string" calcext:value-type="string">
            <text:p>2)</text:p>
          </table:table-cell>
          <table:table-cell/>
          <table:table-cell office:value-type="string" calcext:value-type="string">
            <text:p>Déterminer le sens de l’événement (action + sujet)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47"/>
          <table:table-cell table:number-columns-repeated="4"/>
        </table:table-row>
        <table:table-row table:style-name="ro11">
          <table:table-cell table:number-columns-repeated="4"/>
          <table:table-cell table:style-name="ce46" office:value-type="string" calcext:value-type="string">
            <text:p>3)</text:p>
          </table:table-cell>
          <table:table-cell/>
          <table:table-cell office:value-type="string" calcext:value-type="string">
            <text:p>Interpréter l’événement aléatoire, en se basant le contexte, le type et le sens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31"/>
          <table:table-cell/>
          <table:table-cell office:value-type="string" calcext:value-type="string">
            <text:p>Prenez la conclusion la plus logique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/>
        </table:table-row>
        <table:table-row table:style-name="ro6">
          <table:table-cell table:number-columns-repeated="2"/>
          <table:table-cell table:style-name="ce21"/>
          <table:table-cell table:style-name="ce27"/>
          <table:table-cell table:style-name="ce33" table:number-columns-repeated="4"/>
          <table:table-cell table:style-name="ce4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</table:table>
      <table:table table:name="Sens de l'événement" table:style-name="ta1">
        <table:table-column table:style-name="co15" table:number-columns-repeated="5" table:default-cell-style-name="ce50"/>
        <table:table-row table:style-name="ro1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Action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21. Relâch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22. Devenir ami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23. Jug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24. Déser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25. Domin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26. Remettre au lendemain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27. Encens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67. Ouvri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28. Sépar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68. Négli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29. Prendre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69. Ruin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30. Cass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31. Soign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71. Dupe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32. Retard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72. Arriver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33. Stopper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73. Propo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74. Divi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75. Refus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76. Se méfier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77. Tromp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78. Etre cruel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79. Etre intolérant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80. Avoir confiance</text:p>
          </table:table-cell>
          <table:table-cell office:value-type="string" calcext:value-type="string">
            <text:p>100. Changer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Suje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21. Message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22. Energie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23. Equilibre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24. Tension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25. Amitié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26. Le physiqu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27. Un projet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67. Embuscades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28. Plaisirs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68. Rumeurs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29. Souffrance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69. Blessure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30. Possessions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31. Bénéfices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71. Un représentant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32. Plan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72. Epreuves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33. Mensonges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73. Opule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74. Liberté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75. Militaire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76. Le mondain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77. Tentative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78. Masse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79. Véhicule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80. Art</text:p>
          </table:table-cell>
          <table:table-cell office:value-type="string" calcext:value-type="string">
            <text:p>100. Information</text:p>
          </table:table-cell>
        </table:table-row>
      </table:table>
      <table:table table:name="Sens de l'événement (colonne)" table:style-name="ta1">
        <table:table-column table:style-name="co15" table:number-columns-repeated="3" table:default-cell-style-name="ce50"/>
        <table:table-row table:style-name="ro7">
          <table:table-cell table:style-name="ce49" office:value-type="string" calcext:value-type="string" table:number-columns-spanned="3" table:number-rows-spanned="1">
            <text:p>Sens de l’événement : Action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67. Ouvrir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68. Négliger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69. Ruin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71. Dup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72. Arriver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73. Propose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74. Divis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75. Refus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76. Se méfi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77. Tromper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78. Etre cruel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79. Etre intolérant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80. Avoir confiance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21. Relâche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22. Devenir ami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23. Jug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24. Déser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25. Domin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26. Remettre au lendemain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27. Encens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28. Sépar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29. Prendre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30. Cass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31. Soign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32. Retard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33. St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Changer</text:p>
          </table:table-cell>
        </table:table-row>
        <table:table-row table:style-name="ro5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</table:table-row>
        <table:table-row table:style-name="ro7">
          <table:table-cell table:style-name="ce49" office:value-type="string" calcext:value-type="string" table:number-columns-spanned="3" table:number-rows-spanned="1">
            <text:p>Sens de l’événement : Sujet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67. Embuscades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68. Rumeurs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69. Blessures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71. Un représentant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72. Epreuves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73. Opulenc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74. Liberté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75. Militaire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76. Le mondain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77. Tentativ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78. Masses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79. Véhicule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80. Art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21. Messag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22. Energie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23. Equilibr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24. Tension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25. Amitié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26. Le physique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27. Un projet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28. Plaisir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29. Souffrance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30. Possessions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31. Bénéfices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32. Plans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33. Mensonges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Information</text:p>
          </table:table-cell>
        </table:table-row>
      </table:table>
      <table:table table:name="Synopsis résolution de scènes" table:style-name="ta1">
        <table:table-column table:style-name="co6" table:default-cell-style-name="ce20"/>
        <table:table-column table:style-name="co7" table:default-cell-style-name="ce25"/>
        <table:table-column table:style-name="co12" table:default-cell-style-name="ce46"/>
        <table:table-column table:style-name="co12" table:default-cell-style-name="ce28"/>
        <table:table-column table:style-name="co16" table:default-cell-style-name="ce48"/>
        <table:table-column table:style-name="co14" table:default-cell-style-name="ce40"/>
        <table:table-column table:style-name="co6" table:default-cell-style-name="ce43"/>
        <table:table-row table:style-name="ro1">
          <table:table-cell table:style-name="Default" table:number-columns-repeated="7"/>
        </table:table-row>
        <table:table-row table:style-name="ro5">
          <table:table-cell table:style-name="Default"/>
          <table:table-cell table:style-name="ce28"/>
          <table:table-cell table:style-name="Default" table:number-columns-repeated="5"/>
        </table:table-row>
        <table:table-row table:style-name="ro5">
          <table:table-cell table:style-name="ce19"/>
          <table:table-cell table:style-name="ce23"/>
          <table:table-cell table:style-name="ce29" table:number-columns-repeated="4"/>
          <table:table-cell table:style-name="ce42"/>
        </table:table-row>
        <table:table-row table:style-name="ro5">
          <table:table-cell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/>
        </table:table-row>
        <table:table-row table:style-name="ro8">
          <table:table-cell table:number-columns-repeated="2"/>
          <table:table-cell table:style-name="ce28"/>
          <table:table-cell table:style-name="ce35" office:value-type="string" calcext:value-type="string">
            <text:p>Synopsis de résolution</text:p>
            <text:p>de scènes</text:p>
          </table:table-cell>
          <table:table-cell table:style-name="Default"/>
          <table:table-cell table:style-name="ce39"/>
          <table:table-cell/>
        </table:table-row>
        <table:table-row table:style-name="ro5">
          <table:table-cell table:number-columns-repeated="2"/>
          <table:table-cell table:style-name="ce28"/>
          <table:table-cell table:style-name="Default" table:number-columns-repeated="2"/>
          <table:table-cell table:style-name="ce39"/>
          <table:table-cell/>
        </table:table-row>
        <table:table-row table:style-name="ro9">
          <table:table-cell table:number-columns-repeated="2"/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Préparer le démarrage de la scène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1"/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Lancer 1D10 sous le Chaos pour voir si le démarrage de la scène est modifié : scène altérée (impair), ou interrompue (pair)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7"/>
          <table:table-cell table:number-columns-repeated="4"/>
        </table:table-row>
        <table:table-row table:style-name="ro9">
          <table:table-cell table:number-columns-repeated="2"/>
          <table:table-cell office:value-type="string" calcext:value-type="string">
            <text:p>3)</text:p>
          </table:table-cell>
          <table:table-cell/>
          <table:table-cell office:value-type="string" calcext:value-type="string">
            <text:p>Jouer la scène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10">
          <table:table-cell table:number-columns-repeated="2"/>
          <table:table-cell office:value-type="string" calcext:value-type="string">
            <text:p>4)</text:p>
          </table:table-cell>
          <table:table-cell/>
          <table:table-cell office:value-type="string" calcext:value-type="string">
            <text:p>Quand l’action principale s’arrête, la scène se termine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5)</text:p>
          </table:table-cell>
          <table:table-cell/>
          <table:table-cell office:value-type="string" calcext:value-type="string">
            <text:p>Mettez à jour les listes :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1"/>
          <table:table-cell/>
          <table:table-cell office:value-type="string" calcext:value-type="string">
            <text:p>- Personnages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1"/>
          <table:table-cell/>
          <table:table-cell office:value-type="string" calcext:value-type="string">
            <text:p>- Pistes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1"/>
          <table:table-cell/>
          <table:table-cell office:value-type="string" calcext:value-type="string">
            <text:p>- Niveau de Chaos <text:span text:style-name="T1">(</text:span><text:span text:style-name="T2">±</text:span>1<text:span text:style-name="T1">)</text:span></text:p>
          </table:table-cell>
          <table:table-cell table:number-columns-repeated="2"/>
        </table:table-row>
        <table:table-row table:style-name="ro5">
          <table:table-cell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/>
        </table:table-row>
        <table:table-row table:style-name="ro5">
          <table:table-cell table:style-name="ce21"/>
          <table:table-cell table:style-name="ce27"/>
          <table:table-cell table:style-name="ce33" table:number-columns-repeated="4"/>
          <table:table-cell table:style-name="ce44"/>
        </table:table-row>
        <table:table-row table:style-name="ro5">
          <table:table-cell table:style-name="Default"/>
          <table:table-cell table:style-name="ce28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num-format="1" style:print-orientation="portrait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00:07:31.33722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08:33:48.396240750</meta:creation-date>
    <meta:generator>LibreOffice/6.1.5.2$Linux_X86_64 LibreOffice_project/10$Build-2</meta:generator>
    <dc:date>2022-06-04T00:52:55.863088202</dc:date>
    <meta:editing-duration>PT2H13M50S</meta:editing-duration>
    <meta:editing-cycles>34</meta:editing-cycles>
    <meta:print-date>2020-09-06T16:38:03.556979089</meta:print-date>
    <meta:document-statistic meta:table-count="6" meta:cell-count="813" meta:object-count="0"/>
  </office:meta>
</office:document-meta>
</file>